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4C000000419020E4DDEE565BDA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632in" fo:margin-left="-0.059in" table:align="left" style:writing-mode="lr-tb"/>
    </style:style>
    <style:style style:name="Table1.A" style:family="table-column">
      <style:table-column-properties style:column-width="6.7632in"/>
    </style:style>
    <style:style style:name="Table1.1" style:family="table-row">
      <style:table-row-properties style:min-row-height="0.8715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style:min-row-height="0.9757in" fo:keep-together="auto"/>
    </style:style>
    <style:style style:name="Table1.3" style:family="table-row">
      <style:table-row-properties style:min-row-height="0.7333in" fo:keep-together="auto"/>
    </style:style>
    <style:style style:name="Table1.4" style:family="table-row">
      <style:table-row-properties style:min-row-height="1.0778in" fo:keep-together="auto"/>
    </style:style>
    <style:style style:name="Table1.5" style:family="table-row">
      <style:table-row-properties style:min-row-height="0.7653in" fo:keep-together="auto"/>
    </style:style>
    <style:style style:name="Table1.6" style:family="table-row">
      <style:table-row-properties style:min-row-height="0.4458in" fo:keep-together="auto"/>
    </style:style>
    <style:style style:name="Table1.7" style:family="table-row">
      <style:table-row-properties style:min-row-height="1.4486in" fo:keep-together="auto"/>
    </style:style>
    <style:style style:name="Table1.8" style:family="table-row">
      <style:table-row-properties style:min-row-height="1.2188in" fo:keep-together="auto"/>
    </style:style>
    <style:style style:name="Table1.9" style:family="table-row">
      <style:table-row-properties style:min-row-height="0.1042in" fo:keep-together="auto"/>
    </style:style>
    <style:style style:name="P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P2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P3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P4" style:family="paragraph" style:parent-style-name="Standard">
      <style:paragraph-properties fo:margin-left="0in" fo:margin-right="0.039in" fo:text-indent="0in" style:auto-text-indent="false">
        <style:tab-stops>
          <style:tab-stop style:position="6.5953in" style:type="right"/>
        </style:tab-stops>
      </style:paragraph-properties>
    </style:style>
    <style:style style:name="P5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6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</style:style>
    <style:style style:name="P7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9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8pt"/>
    </style:style>
    <style:style style:name="P10" style:family="paragraph" style:parent-style-name="Standard">
      <style:paragraph-properties fo:margin-left="0in" fo:margin-right="0.039in" fo:text-indent="0in" style:auto-text-indent="false">
        <style:tab-stops>
          <style:tab-stop style:position="0.8862in"/>
          <style:tab-stop style:position="4.2335in"/>
          <style:tab-stop style:position="5.9063in"/>
        </style:tab-stops>
      </style:paragraph-properties>
      <style:text-properties fo:font-size="10pt" style:font-size-asian="10pt"/>
    </style:style>
    <style:style style:name="P11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1b6d3e" style:font-size-asian="10pt"/>
    </style:style>
    <style:style style:name="P12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1b6d3e" officeooo:paragraph-rsid="002095c2" style:font-size-asian="10pt"/>
    </style:style>
    <style:style style:name="P13" style:family="paragraph" style:parent-style-name="Standard">
      <style:paragraph-properties fo:margin-left="0in" fo:margin-right="0.039in" fo:text-indent="0in" style:auto-text-indent="false"/>
      <style:text-properties fo:font-size="10pt" officeooo:rsid="001b6d3e" officeooo:paragraph-rsid="001b6d3e" style:font-size-asian="10pt"/>
    </style:style>
    <style:style style:name="P14" style:family="paragraph" style:parent-style-name="Standard">
      <style:paragraph-properties fo:margin-left="0in" fo:margin-right="0.039in" fo:text-indent="0in" style:auto-text-indent="false">
        <style:tab-stops>
          <style:tab-stop style:position="1.0835in"/>
          <style:tab-stop style:position="4.2335in"/>
          <style:tab-stop style:position="5.9063in"/>
        </style:tab-stops>
      </style:paragraph-properties>
      <style:text-properties fo:font-size="10pt" officeooo:rsid="002095c2" officeooo:paragraph-rsid="002095c2" style:font-size-asian="10pt"/>
    </style:style>
    <style:style style:name="P15" style:family="paragraph" style:parent-style-name="Standard">
      <style:paragraph-properties fo:margin-left="0in" fo:margin-right="0.039in" fo:text-indent="0in" style:auto-text-indent="false">
        <style:tab-stops>
          <style:tab-stop style:position="1.9689in"/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6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7" style:family="paragraph" style:parent-style-name="Standard">
      <style:paragraph-properties fo:margin-left="0in" fo:margin-right="0.039in" fo:text-indent="0in" style:auto-text-indent="false" style:snap-to-layout-grid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8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P19" style:family="paragraph" style:parent-style-name="Standard">
      <style:paragraph-properties fo:margin-left="0in" fo:margin-right="0.039in" fo:text-indent="0in" style:auto-text-indent="false"/>
      <style:text-properties fo:color="#ffffff"/>
    </style:style>
    <style:style style:name="P20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normal" officeooo:rsid="00281f43" officeooo:paragraph-rsid="00281f43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22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normal" officeooo:rsid="001b6d3e" officeooo:paragraph-rsid="001b6d3e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23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fo:font-weight="bold" style:font-name-asian="Times New Roman" style:font-size-asian="10pt" style:language-asian="zh" style:country-asian="CN" style:font-weight-asian="bold" style:font-name-complex="Arial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variant="normal" fo:text-transform="none" style:use-window-font-color="true" style:font-name="Arial" fo:font-size="10pt" fo:letter-spacing="normal" fo:language="de" fo:country="DE" fo:font-style="normal" officeooo:rsid="001b6d3e" officeooo:paragraph-rsid="001b6d3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5" style:family="paragraph" style:parent-style-name="Textkörper_20_3">
      <style:paragraph-properties fo:margin-left="0.0984in" fo:margin-right="0.148in" fo:margin-top="0.0417in" fo:margin-bottom="0in" loext:contextual-spacing="false" fo:text-indent="0in" style:auto-text-indent="false"/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4.2335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5a40c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29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0.9374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0" style:family="paragraph" style:parent-style-name="Standard">
      <style:paragraph-properties fo:margin-left="0.0984in" fo:margin-right="0.0398in" fo:margin-top="0in" fo:margin-bottom="0.0835in" loext:contextual-spacing="false" fo:text-indent="0in" style:auto-text-indent="false">
        <style:tab-stops>
          <style:tab-stop style:position="4.2335in"/>
          <style:tab-stop style:position="5.9063in"/>
        </style:tab-stops>
      </style:paragraph-properties>
    </style:style>
    <style:style style:name="P31" style:family="paragraph" style:parent-style-name="Standard">
      <style:paragraph-properties fo:margin-left="0in" fo:margin-right="0.148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2" style:family="paragraph" style:parent-style-name="Standard">
      <style:paragraph-properties fo:margin-left="0in" fo:margin-right="0.148in" fo:text-align="end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2084a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35" style:family="paragraph" style:parent-style-name="Standard">
      <style:paragraph-properties fo:margin-left="0in" fo:margin-right="0.039in" fo:text-indent="0in" style:auto-text-indent="false"/>
      <style:text-properties fo:font-size="10pt" officeooo:rsid="0029ad7f" officeooo:paragraph-rsid="001b6d3e" style:font-size-asian="10pt"/>
    </style:style>
    <style:style style:name="P36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officeooo:paragraph-rsid="001b6d3e" style:font-size-asian="10pt"/>
    </style:style>
    <style:style style:name="P37" style:family="paragraph" style:parent-style-name="Standard">
      <style:paragraph-properties fo:margin-left="0in" fo:margin-right="0.039in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style:use-window-font-color="true" style:font-name="Arial" fo:font-size="10pt" fo:language="de" fo:country="DE" officeooo:paragraph-rsid="0029ad7f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P38" style:family="paragraph" style:parent-style-name="Standard">
      <style:paragraph-properties fo:margin-left="0.0984in" fo:margin-right="0.148in" fo:text-align="end" style:justify-single-word="false" fo:text-indent="0in" style:auto-text-indent="false">
        <style:tab-stops>
          <style:tab-stop style:position="3.1252in"/>
          <style:tab-stop style:position="4.2335in"/>
          <style:tab-stop style:position="4.8772in"/>
          <style:tab-stop style:position="5.4354in"/>
        </style:tab-stops>
      </style:paragraph-properties>
      <style:text-properties style:use-window-font-color="true" style:font-name="Arial" fo:font-size="10pt" fo:language="de" fo:country="DE" officeooo:paragraph-rsid="0025a40c" style:font-name-asian="Times New Roman" style:font-size-asian="10pt" style:language-asian="zh" style:country-asian="CN" style:font-name-complex="Arial" style:font-size-complex="10pt" style:language-complex="ar" style:country-complex="SA" style:font-weight-complex="bold"/>
    </style:style>
    <style:style style:name="T1" style:family="text">
      <style:text-properties officeooo:rsid="0025a40c"/>
    </style:style>
    <style:style style:name="T2" style:family="text">
      <style:text-properties fo:font-size="16pt" fo:font-weight="bold" fo:background-color="#ffffff" loext:char-shading-value="0" style:font-size-asian="16pt" style:font-weight-asian="bold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2752e1" style:font-size-asian="8pt" style:font-size-complex="8pt"/>
    </style:style>
    <style:style style:name="T6" style:family="text">
      <style:text-properties fo:font-size="10pt" style:font-size-asian="10pt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font-weight="bold" style:font-size-asian="10pt" style:font-weight-asian="bold" style:font-weight-complex="bold"/>
    </style:style>
    <style:style style:name="T9" style:family="text">
      <style:text-properties fo:font-size="10pt" fo:font-weight="bold" officeooo:rsid="00281f43" style:font-size-asian="10pt" style:font-weight-asian="bold"/>
    </style:style>
    <style:style style:name="T10" style:family="text">
      <style:text-properties fo:font-size="10pt" style:font-name-asian="Arial" style:font-size-asian="10pt"/>
    </style:style>
    <style:style style:name="T11" style:family="text">
      <style:text-properties fo:font-size="10pt" fo:font-style="italic" style:font-size-asian="10pt" style:font-style-asian="italic"/>
    </style:style>
    <style:style style:name="T12" style:family="text">
      <style:text-properties fo:font-size="10pt" fo:font-style="italic" style:font-size-asian="10pt" style:font-style-asian="italic" style:font-style-complex="italic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b6d3e"/>
    </style:style>
    <style:style style:name="T16" style:family="text">
      <style:text-properties fo:font-variant="normal" fo:text-transform="none" fo:letter-spacing="normal" fo:font-style="normal"/>
    </style:style>
    <style:style style:name="T17" style:family="text">
      <style:text-properties fo:font-variant="normal" fo:text-transform="none" fo:letter-spacing="normal" fo:font-style="normal" officeooo:rsid="001b6d3e"/>
    </style:style>
    <style:style style:name="T18" style:family="text">
      <style:text-properties fo:font-variant="normal" fo:text-transform="none" fo:letter-spacing="normal" fo:font-style="normal" officeooo:rsid="0029ad7f"/>
    </style:style>
    <style:style style:name="T19" style:family="text">
      <style:text-properties officeooo:rsid="002095c2"/>
    </style:style>
    <style:style style:name="T20" style:family="text">
      <style:text-properties officeooo:rsid="0022084a"/>
    </style:style>
    <style:style style:name="T21" style:family="text">
      <style:text-properties officeooo:rsid="0027f8ac"/>
    </style:style>
    <style:style style:name="T22" style:family="text">
      <style:text-properties officeooo:rsid="00281e4e"/>
    </style:style>
    <style:style style:name="T23" style:family="text">
      <style:text-properties officeooo:rsid="00281f43"/>
    </style:style>
    <style:style style:name="T24" style:family="text">
      <style:text-properties officeooo:rsid="00296bc4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8">Antragsteller<text:tab/></text:span><text:span text:style-name="T7">Versionsnummer: 1.</text:span><text:span text:style-name="T9">2</text:span></text:p>
            <text:p text:style-name="P11"/>
            <text:p text:style-name="P12">Jan Drögehoff <text:span text:style-name="T19">(Projektleiter)</text:span></text:p>
            <text:p text:style-name="P14">Manuel Wiesner</text:p>
            <text:p text:style-name="P14">Bastian Greszies</text:p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5">Projektbezeichnung</text:p>
            <text:p text:style-name="P9"/>
            <text:p text:style-name="P10">Thema:<text:tab/><text:span text:style-name="T15">Karteikarten Management- und Abfragesystem</text:span></text:p>
            <text:p text:style-name="P10">Name:<text:tab/><text:span text:style-name="T15">Neuland</text:span></text:p>
            <text:p text:style-name="P10">Gruppen Nr.:<text:tab/>Gruppe <text:span text:style-name="T15">2</text:span></text:p>
          </table:table-cell>
        </table:table-row>
        <table:table-row table:style-name="Table1.3">
          <table:table-cell table:style-name="Table1.A1" office:value-type="string">
            <text:p text:style-name="P16">Kurze Projektbeschreibung</text:p>
            <text:p text:style-name="P5"/>
            <text:p text:style-name="P36"><text:span text:style-name="T15">Das Program soll eine dem Nutzer ermöglichen Karteikarten zu erstellen und selber abzufragen sowie das Managen von existieren Karteikarten.</text:span></text:p>
          </table:table-cell>
        </table:table-row>
        <table:table-row table:style-name="Table1.4">
          <table:table-cell table:style-name="Table1.A1" office:value-type="string">
            <text:p text:style-name="P16">Was soll die fertige Software können?</text:p>
            <text:p text:style-name="P13">Karteikarten sollen sowie selber erstellbar als auch importier bar sein,<text:line-break/>Karteikarten <text:span text:style-name="T19">sollen im JSON dateiformat </text:span>in einem Ordner im Nutzers haupt Verzeichniss abgespeichert werden (z.b. C:\Users\<text:span text:style-name="T21">Nutzer</text:span>\.karteikarten / <text:span text:style-name="T19">~/.local/share/karteikarten</text:span>).</text:p>
            <text:p text:style-name="P35"/>
            <text:p text:style-name="P13">Karteikarten sollen abfragbar sein mein einer <text:span text:style-name="T1">unbegrenzten anzahl an </text:span>Antworten</text:p>
          </table:table-cell>
        </table:table-row>
        <table:table-row table:style-name="Table1.5">
          <table:table-cell table:style-name="Table1.A1" office:value-type="string">
            <text:p text:style-name="P16">Wie sieht die Benutzerschnittstelle der Software aus?</text:p>
            <text:p text:style-name="P18"/>
            <text:p text:style-name="P21">Das Program wird eine Grafische <text:span text:style-name="T24">O</text:span>berfläche mit hilfe von QT5 haben und eine Konsolen <text:span text:style-name="T24">O</text:span>berfläche zwischen den man mit einer <text:span text:style-name="T24">F</text:span>lage wechseln kann</text:p>
            <text:p text:style-name="P21"/>
            <text:p text:style-name="P22">Das Design <text:span text:style-name="T23">der Oberflächen wird noch überarbeitet</text:span></text:p>
          </table:table-cell>
        </table:table-row>
        <table:table-row table:style-name="Table1.6">
          <table:table-cell table:style-name="Table1.A1" office:value-type="string">
            <text:p text:style-name="P23">Womit soll die Software erstellt werden?</text:p>
            <text:p text:style-name="P20"/>
            <text:p text:style-name="P37"><text:span text:style-name="T15">Gnu Compiler Collection, GNUmake, Qt5, ncurses, jsoncpp, </text:span><text:span text:style-name="T17">M cross environment </text:span><text:span text:style-name="T18">(Für die kompilation einer Windows Binäre)</text:span></text:p>
            <text:p text:style-name="P24"/>
          </table:table-cell>
        </table:table-row>
        <table:table-row table:style-name="Table1.7">
          <table:table-cell table:style-name="Table1.A1" office:value-type="string">
            <text:p text:style-name="P25"/>
            <text:p text:style-name="P25">Wir versichern durch unsere Unterschriften, dass wir das Projekt und die dazugehörige Dokumentation selbstständig anfertigen.</text:p>
            <text:p text:style-name="P31"/>
            <text:p text:style-name="P32"/>
            <text:p text:style-name="P27"/>
            <text:p text:style-name="P29">_______________________________________<text:tab/>______________________________________</text:p>
            <text:p text:style-name="P38"><text:line-break/>(<text:span text:style-name="T13">Datum, </text:span><text:span text:style-name="T14">Unterschrift Projektleiter</text:span>)<text:tab/><text:span text:style-name="T20">(Datum, Unterschrift Manuel Wiesner)</text:span></text:p>
            <text:p text:style-name="P27"/>
            <text:p text:style-name="P26">______________________________________</text:p>
            <text:p text:style-name="P28"><text:line-break/><text:span text:style-name="T20">(Datum, Unterschrift Bastian Greszies)</text:span></text:p>
            <text:p text:style-name="P27"/>
          </table:table-cell>
        </table:table-row>
        <table:table-row table:style-name="Table1.8">
          <table:table-cell table:style-name="Table1.A1" office:value-type="string">
            <text:p text:style-name="P17"/>
            <text:p text:style-name="P5"><text:span text:style-name="T10"><text:s text:c="2"/></text:span><text:span text:style-name="T6">genehmigt <text:s/>( <text:s/>) <text:s text:c="10"/>abgelehnt <text:s/>( <text:s/>) <text:s text:c="15"/>Überarbeitung notwendig <text:s/>( <text:s/>)</text:span></text:p>
            <text:p text:style-name="P7"/>
            <text:p text:style-name="P7"/>
            <text:p text:style-name="P5"><text:span text:style-name="T10"><text:s text:c="74"/></text:span><text:span text:style-name="T6">_______________________________________________</text:span></text:p>
            <text:p text:style-name="P30"><text:span text:style-name="T10"><text:s text:c="72"/></text:span><text:span text:style-name="T6">(</text:span><text:span text:style-name="T12">Datum, Unterschrift eines projektbetreuenden Lehrers</text:span><text:span text:style-name="T11">)</text:span></text:p>
          </table:table-cell>
        </table:table-row>
        <table:table-row table:style-name="Table1.9">
          <table:table-cell table:style-name="Table1.A1" office:value-type="string">
            <text:p text:style-name="P6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9846in" fo:margin-right="0in" fo:text-indent="-0.9846in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körper_20_3" style:display-name="Textkörper 3" style:family="paragraph" style:parent-style-name="Standard">
      <style:paragraph-properties fo:margin-left="0in" fo:margin-right="0.039in" fo:text-align="justify" style:justify-single-word="false" fo:text-indent="0in" style:auto-text-indent="false">
        <style:tab-stops>
          <style:tab-stop style:position="4.2335in"/>
          <style:tab-stop style:position="5.9063in"/>
        </style:tab-stops>
      </style:paragraph-properties>
      <style:text-properties fo:font-size="10pt" style:font-size-asian="10pt" style:font-size-complex="12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Absatz-Standardschriftart" style:family="text"/>
    <style:style style:name="Page_20_Number" style:display-name="Page Number" style:family="text" style:parent-style-name="Absatz-Standardschriftar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6pt" fo:font-weight="bold" style:font-size-asian="16pt" style:font-weight-asian="bold"/>
    </style:style>
    <style:style style:name="MP2" style:family="paragraph" style:parent-style-name="Standard">
      <style:paragraph-properties>
        <style:tab-stops>
          <style:tab-stop style:position="6.2984in" style:type="right"/>
        </style:tab-stops>
      </style:paragraph-properties>
    </style:style>
    <style:style style:name="MP3" style:family="paragraph" style:parent-style-name="Standard">
      <style:paragraph-properties fo:margin-top="0.1665in" fo:margin-bottom="0in" loext:contextual-spacing="false">
        <style:tab-stops>
          <style:tab-stop style:position="6.2984in" style:type="right"/>
        </style:tab-stops>
      </style:paragraph-properties>
    </style:style>
    <style:style style:name="MT1" style:family="text">
      <style:text-properties officeooo:rsid="0025a40c"/>
    </style:style>
    <style:style style:name="MT2" style:family="text">
      <style:text-properties fo:font-size="16pt" fo:font-weight="bold" fo:background-color="#ffffff" loext:char-shading-value="0" style:font-size-asian="16pt" style:font-weight-asian="bold" style:font-size-complex="16pt"/>
    </style:style>
    <style:style style:name="MT3" style:family="text">
      <style:text-properties fo:font-size="16pt" style:font-size-asian="16pt" style:font-size-complex="16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officeooo:rsid="002752e1" style:font-size-asian="8pt" style:font-size-complex="8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>
        <style:header-footer-properties fo:min-height="0.0984in" fo:margin-left="0in" fo:margin-right="0in" fo:margin-top="0.0598in" style:dynamic-spacing="true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1" text:anchor-type="char" svg:x="4.9984in" svg:y="-0.4154in" svg:width="1.3591in" svg:height="1.1661in" draw:z-index="0"><draw:image xlink:href="Pictures/100000000000004C000000419020E4DDEE565BDA.jpg" xlink:type="simple" xlink:show="embed" xlink:actuate="onLoad" loext:mime-type="image/jpeg"/></draw:frame>BERUFSKOLLEG OSTVEST</text:p>
        <text:p text:style-name="MP2">ITA-PM Mittelstufe 201<text:span text:style-name="MT1">9</text:span></text:p>
        <text:p text:style-name="MP3"><text:span text:style-name="MT2">Projektantrag</text:span><text:span text:style-name="MT3"><text:tab/></text:span></text:p>
      </style:header>
      <style:footer>
        <text:p text:style-name="Footer"><text:span text:style-name="MT4">ITA-PM Projektantrag Mittelstufe 201</text:span><text:span text:style-name="MT5">9</text:span><text:span text:style-name="MT4"><text:tab/><text:tab/></text:span><text:span text:style-name="MT4"><text:date style:data-style-name="N36" text:date-value="2019-05-20T18:43:09.958299044">20.05.2019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antrag</dc:title>
    <meta:keyword>Projektantrag</meta:keyword>
    <meta:initial-creator>Michael Schmitz</meta:initial-creator>
    <meta:creation-date>2018-10-29T08:56:00</meta:creation-date>
    <dc:date>2019-05-20T18:43:09.911576142</dc:date>
    <meta:print-date>2018-08-30T23:25:00</meta:print-date>
    <meta:editing-cycles>17</meta:editing-cycles>
    <meta:editing-duration>PT1H22M40S</meta:editing-duration>
    <meta:generator>LibreOffice/6.2.3.2$Linux_X86_64 LibreOffice_project/20$Build-2</meta:generator>
    <meta:document-statistic meta:table-count="1" meta:image-count="1" meta:object-count="0" meta:page-count="1" meta:paragraph-count="30" meta:word-count="202" meta:character-count="1916" meta:non-whitespace-character-count="1561"/>
    <meta:user-defined meta:name="Dokumentnummer">Version_1_0_1</meta:user-defined>
  </office:meta>
</office:document-meta>
</file>